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GB"/>
    </style:style>
    <style:style style:name="TableColumn8" style:family="table-column">
      <style:table-column-properties style:column-width="2.2604in" style:use-optimal-column-width="false"/>
    </style:style>
    <style:style style:name="TableColumn9" style:family="table-column">
      <style:table-column-properties style:column-width="3.052in" style:use-optimal-column-width="false"/>
    </style:style>
    <style:style style:name="Table7" style:family="table">
      <style:table-properties style:width="5.3125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DefaultParagraphFont" style:family="text">
      <style:text-properties fo:font-weight="bold" style:font-weight-asian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notion-text-equation-token" style:family="text">
      <style:text-properties style:text-position="sub 65%"/>
    </style:style>
    <style:style style:name="T39" style:parent-style-name="DefaultParagraphFont" style:family="text">
      <style:text-properties style:text-position="sub 65%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NormalWeb" style:family="paragraph">
      <style:paragraph-properties fo:margin-top="0in" fo:margin-bottom="0.1666in"/>
    </style:style>
    <style:style style:name="T4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44" style:parent-style-name="DefaultParagraphFont" style:family="text">
      <style:text-properties style:font-name="Arial" style:font-name-complex="Arial" fo:color="#000000" fo:font-size="11pt" style:font-size-asian="11pt"/>
    </style:style>
    <style:style style:name="T45" style:parent-style-name="DefaultParagraphFont" style:family="text">
      <style:text-properties style:font-name="Arial" style:font-name-complex="Arial" fo:color="#000000" style:text-position="sub 61.5%" fo:font-size="6.5pt" style:font-size-asian="6.5pt" style:font-size-complex="6.5pt"/>
    </style:style>
    <style:style style:name="T46" style:parent-style-name="DefaultParagraphFont" style:family="text">
      <style:text-properties style:font-name="Arial" style:font-name-complex="Arial" fo:color="#000000" fo:font-size="11pt" style:font-size-asian="11pt"/>
    </style:style>
    <style:style style:name="T4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span text:style-name="T2">BSc Literature Project</text:span></text:p>
      <text:p text:style-name="Standard"/>
      <text:p text:style-name="Standard"><text:span text:style-name="T3">Template for Submitting Project Title</text:span></text:p>
      <text:p text:style-name="Standard"/>
      <text:p text:style-name="Normal"><text:span text:style-name="T4">Group Name (be imaginative!)<text:s/></text:span><text:span text:style-name="T5">–</text:span><text:s/><text:span text:style-name="T6">Phenolmenal</text:span></text:p>
      <text:p text:style-name="Standard"/>
      <text:p text:style-name="Standard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Names of Students</text:span></text:p>
          </table:table-cell>
          <table:table-cell table:style-name="TableCell14">
            <text:p text:style-name="P15"><text:span text:style-name="T16">Pcy****</text:span></text:p>
          </table:table-cell>
        </table:table-row>
        <table:table-row table:style-name="TableRow17">
          <table:table-cell table:style-name="TableCell18">
            <text:p text:style-name="P19">William Ogle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Nathan Simon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Andrew Nicholson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Ellis Lunnon</text:p>
          </table:table-cell>
          <table:table-cell table:style-name="TableCell35">
            <text:p text:style-name="P36"/>
          </table:table-cell>
        </table:table-row>
      </table:table>
      <text:p text:style-name="Standard"/>
      <text:p text:style-name="Standard"/>
      <text:p text:style-name="Standard"><text:span text:style-name="T37">***Working Title of Project</text:span></text:p>
      <text:p text:style-name="Standard">Evaluation of the current methods of<text:s/><text:span text:style-name="notion-text-equation-token">H</text:span><text:span text:style-name="T38">2</text:span><text:span text:style-name="T39"><text:s/></text:span>synthesis using inorganic complexes.</text:p>
      <text:p text:style-name="Standard"><text:span text:style-name="T40">Justification of Interest (max 100<text:s/></text:span><text:span text:style-name="T41">words)</text:span></text:p>
      <text:p text:style-name="P42"><text:span text:style-name="T43">Hydrogen is considered by many as the "clean fuel of the future"; although this remains a possibility there are serious barriers which prevent widespread adoption of hydrogen as a fuel. In this document we will consider the synthesis of Hydrogen gas using inorganic complexes. Then we will discuss: the scale, storage and cost of the synthesis as well as looking at current novel methods which attempt to circumvent some of these problems.</text:span></text:p>
      <text:p text:style-name="Standard"><text:span text:style-name="T44">Currently, molecular H</text:span><text:span text:style-name="T45">2</text:span><text:span text:style-name="T46"><text:s/>is used in a wide variety of chemical systems including the manufacture of Ammonia, the production of intermediate oil products and the synthesis of methanol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7">*** If you are in a Group of 1-2 indicate your general area of interest and why. You will be paired with 2 other students with matching interests as well as<text:s/></text:span><text:span text:style-name="T48">is possi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Verdana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tion-text-equation-token" style:display-name="notion-text-equation-token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ne McCombie</meta:initial-creator>
    <dc:creator>Will Ogle</dc:creator>
    <meta:creation-date>2020-10-07T15:11:00Z</meta:creation-date>
    <dc:date>2020-10-07T15:11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University of Nottingh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2" meta:character-count="1152" meta:row-count="8" meta:non-whitespace-character-count="982"/>
  </office:meta>
</office:document-meta>
</file>